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line-height="200%" fo:orphans="2" fo:widows="2" fo:text-indent="0in" style:auto-text-indent="false"/>
      <style:text-properties fo:font-variant="normal" fo:text-transform="none" fo:color="#333333" style:font-name="Georgia" fo:font-size="12.75pt" fo:letter-spacing="normal" fo:font-style="normal" fo:font-weight="normal" officeooo:paragraph-rsid="00256f43"/>
    </style:style>
    <style:style style:name="P2" style:family="paragraph" style:parent-style-name="Standard">
      <style:paragraph-properties fo:margin-left="0in" fo:margin-right="0in" fo:line-height="200%" fo:text-align="center" style:justify-single-word="false" fo:orphans="2" fo:widows="2" fo:text-indent="0in" style:auto-text-indent="false"/>
      <style:text-properties fo:font-variant="normal" fo:text-transform="none" fo:color="#333333" style:font-name="Georgia" fo:font-size="12pt" fo:letter-spacing="normal" fo:font-style="normal" fo:font-weight="normal" officeooo:paragraph-rsid="00256f43" style:font-size-asian="12pt" style:font-name-complex="Times" style:font-size-complex="12pt"/>
    </style:style>
    <style:style style:name="P3"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03abbbe" officeooo:paragraph-rsid="003abbbe"/>
    </style:style>
    <style:style style:name="P4"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03abbbe" officeooo:paragraph-rsid="00e5375f"/>
    </style:style>
    <style:style style:name="P5"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03abbbe" officeooo:paragraph-rsid="01423101"/>
    </style:style>
    <style:style style:name="P6"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03abbbe" officeooo:paragraph-rsid="014a08e5"/>
    </style:style>
    <style:style style:name="P7"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0256f43"/>
    </style:style>
    <style:style style:name="P8"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12e9d8f"/>
    </style:style>
    <style:style style:name="P9"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03abbbe"/>
    </style:style>
    <style:style style:name="P10"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18f717f"/>
    </style:style>
    <style:style style:name="P11"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1902133"/>
    </style:style>
    <style:style style:name="P12"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1673859" officeooo:paragraph-rsid="003abbbe" style:font-size-asian="10.5pt" style:font-size-complex="12pt"/>
    </style:style>
    <style:style style:name="P13"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179038a" officeooo:paragraph-rsid="01902133" style:font-size-asian="10.5pt" style:font-size-complex="12pt"/>
    </style:style>
    <style:style style:name="P14" style:family="paragraph" style:parent-style-name="Standard">
      <style:paragraph-properties fo:line-height="200%" fo:text-align="center" style:justify-single-word="false"/>
      <style:text-properties fo:font-size="12pt" fo:letter-spacing="0.0102in" officeooo:paragraph-rsid="00256f43" style:letter-kerning="true" style:font-name-asian="Times New Roman" style:font-size-asian="12pt" style:font-name-complex="Times" style:font-size-complex="12pt"/>
    </style:style>
    <style:style style:name="P15" style:family="paragraph" style:parent-style-name="Standard">
      <style:paragraph-properties fo:line-height="200%" fo:text-align="center" style:justify-single-word="false"/>
      <style:text-properties fo:font-size="12pt" fo:letter-spacing="0.0102in" officeooo:rsid="0025b508" officeooo:paragraph-rsid="0025b508" style:letter-kerning="true" style:font-name-asian="Times New Roman" style:font-size-asian="12pt" style:font-name-complex="Times" style:font-size-complex="12pt"/>
    </style:style>
    <style:style style:name="P16" style:family="paragraph" style:parent-style-name="Standard">
      <style:paragraph-properties fo:line-height="200%" fo:text-align="center" style:justify-single-word="false"/>
      <style:text-properties fo:font-size="12pt" officeooo:rsid="0026972f" officeooo:paragraph-rsid="0026972f" style:font-size-asian="12pt" style:font-size-complex="12pt"/>
    </style:style>
    <style:style style:name="P17" style:family="paragraph" style:parent-style-name="Footnote">
      <style:text-properties fo:font-variant="normal" fo:text-transform="none" style:text-position="0% 100%" fo:font-style="normal" style:text-underline-style="none" fo:font-weight="normal"/>
    </style:style>
    <style:style style:name="P18" style:family="paragraph" style:parent-style-name="Footnote">
      <style:text-properties fo:font-variant="normal" fo:text-transform="none" style:text-position="0% 100%" fo:font-style="normal" style:text-underline-style="none" fo:font-weight="normal" officeooo:rsid="0066f51d" officeooo:paragraph-rsid="0066f51d"/>
    </style:style>
    <style:style style:name="P19" style:family="paragraph" style:parent-style-name="Footnote">
      <style:text-properties fo:font-variant="normal" fo:text-transform="none" style:text-position="0% 100%" fo:font-style="normal" style:text-underline-style="none" fo:font-weight="normal" fo:background-color="transparent"/>
    </style:style>
    <style:style style:name="P20" style:family="paragraph" style:parent-style-name="Footnote">
      <style:text-properties officeooo:rsid="016abe82" officeooo:paragraph-rsid="016abe82"/>
    </style:style>
    <style:style style:name="P21" style:family="paragraph" style:parent-style-name="Footnote">
      <style:text-properties officeooo:rsid="01734eb1" officeooo:paragraph-rsid="01734eb1"/>
    </style:style>
    <style:style style:name="P22" style:family="paragraph" style:parent-style-name="Standard" style:master-page-name="First_20_Page">
      <style:paragraph-properties fo:margin-left="0in" fo:margin-right="0in" fo:line-height="200%" fo:orphans="2" fo:widows="2" fo:text-indent="0in" style:auto-text-indent="false" style:page-number="auto"/>
      <style:text-properties fo:font-variant="normal" fo:text-transform="none" fo:color="#333333" style:font-name="Georgia" fo:font-size="12.75pt" fo:letter-spacing="normal" fo:font-style="normal" fo:font-weight="normal" officeooo:paragraph-rsid="00256f43"/>
    </style:style>
    <style:style style:name="T1" style:family="text">
      <style:text-properties officeooo:rsid="00256f43"/>
    </style:style>
    <style:style style:name="T2" style:family="text">
      <style:text-properties officeooo:rsid="0025b508"/>
    </style:style>
    <style:style style:name="T3" style:family="text">
      <style:text-properties officeooo:rsid="0027f690"/>
    </style:style>
    <style:style style:name="T4" style:family="text">
      <style:text-properties style:font-size-asian="10.5pt" style:font-size-complex="12pt"/>
    </style:style>
    <style:style style:name="T5" style:family="text">
      <style:text-properties officeooo:rsid="002b3608" style:font-size-asian="10.5pt" style:font-size-complex="12pt"/>
    </style:style>
    <style:style style:name="T6" style:family="text">
      <style:text-properties officeooo:rsid="002c90c9" style:font-size-asian="10.5pt" style:font-size-complex="12pt"/>
    </style:style>
    <style:style style:name="T7" style:family="text">
      <style:text-properties officeooo:rsid="0031cfa9" style:font-size-asian="10.5pt" style:font-size-complex="12pt"/>
    </style:style>
    <style:style style:name="T8" style:family="text">
      <style:text-properties officeooo:rsid="0034e83a" style:font-size-asian="10.5pt" style:font-size-complex="12pt"/>
    </style:style>
    <style:style style:name="T9" style:family="text">
      <style:text-properties officeooo:rsid="0036785d" style:font-size-asian="10.5pt" style:font-size-complex="12pt"/>
    </style:style>
    <style:style style:name="T10" style:family="text">
      <style:text-properties officeooo:rsid="004646a3" style:font-size-asian="10.5pt" style:font-size-complex="12pt"/>
    </style:style>
    <style:style style:name="T11" style:family="text">
      <style:text-properties officeooo:rsid="00475810" style:font-size-asian="10.5pt" style:font-size-complex="12pt"/>
    </style:style>
    <style:style style:name="T12" style:family="text">
      <style:text-properties officeooo:rsid="0053f3bc" style:font-size-asian="10.5pt" style:font-size-complex="12pt"/>
    </style:style>
    <style:style style:name="T13" style:family="text">
      <style:text-properties officeooo:rsid="00559e6d" style:font-size-asian="10.5pt" style:font-size-complex="12pt"/>
    </style:style>
    <style:style style:name="T14" style:family="text">
      <style:text-properties officeooo:rsid="00571fb0" style:font-size-asian="10.5pt" style:font-size-complex="12pt"/>
    </style:style>
    <style:style style:name="T15" style:family="text">
      <style:text-properties officeooo:rsid="005b10ed" style:font-size-asian="10.5pt" style:font-size-complex="12pt"/>
    </style:style>
    <style:style style:name="T16" style:family="text">
      <style:text-properties officeooo:rsid="005da6ce" style:font-size-asian="10.5pt" style:font-size-complex="12pt"/>
    </style:style>
    <style:style style:name="T17" style:family="text">
      <style:text-properties officeooo:rsid="005f7b8a" style:font-size-asian="10.5pt" style:font-size-complex="12pt"/>
    </style:style>
    <style:style style:name="T18" style:family="text">
      <style:text-properties officeooo:rsid="006063cf" style:font-size-asian="10.5pt" style:font-size-complex="12pt"/>
    </style:style>
    <style:style style:name="T19" style:family="text">
      <style:text-properties officeooo:rsid="0063fa58" style:font-size-asian="10.5pt" style:font-size-complex="12pt"/>
    </style:style>
    <style:style style:name="T20" style:family="text">
      <style:text-properties officeooo:rsid="0103242b" style:font-size-asian="10.5pt" style:font-size-complex="12pt"/>
    </style:style>
    <style:style style:name="T21" style:family="text">
      <style:text-properties officeooo:rsid="01057df7" style:font-size-asian="10.5pt" style:font-size-complex="12pt"/>
    </style:style>
    <style:style style:name="T22" style:family="text">
      <style:text-properties officeooo:rsid="0107de8b" style:font-size-asian="10.5pt" style:font-size-complex="12pt"/>
    </style:style>
    <style:style style:name="T23" style:family="text">
      <style:text-properties officeooo:rsid="0109462d" style:font-size-asian="10.5pt" style:font-size-complex="12pt"/>
    </style:style>
    <style:style style:name="T24" style:family="text">
      <style:text-properties officeooo:rsid="010feee3" style:font-size-asian="10.5pt" style:font-size-complex="12pt"/>
    </style:style>
    <style:style style:name="T25" style:family="text">
      <style:text-properties officeooo:rsid="0111c51e" style:font-size-asian="10.5pt" style:font-size-complex="12pt"/>
    </style:style>
    <style:style style:name="T26" style:family="text">
      <style:text-properties officeooo:rsid="011430df" style:font-size-asian="10.5pt" style:font-size-complex="12pt"/>
    </style:style>
    <style:style style:name="T27" style:family="text">
      <style:text-properties officeooo:rsid="01155a5d" style:font-size-asian="10.5pt" style:font-size-complex="12pt"/>
    </style:style>
    <style:style style:name="T28" style:family="text">
      <style:text-properties officeooo:rsid="0116acb8" style:font-size-asian="10.5pt" style:font-size-complex="12pt"/>
    </style:style>
    <style:style style:name="T29" style:family="text">
      <style:text-properties officeooo:rsid="0118e9bb" style:font-size-asian="10.5pt" style:font-size-complex="12pt"/>
    </style:style>
    <style:style style:name="T30" style:family="text">
      <style:text-properties officeooo:rsid="011a4b90" style:font-size-asian="10.5pt" style:font-size-complex="12pt"/>
    </style:style>
    <style:style style:name="T31" style:family="text">
      <style:text-properties officeooo:rsid="011a99f2" style:font-size-asian="10.5pt" style:font-size-complex="12pt"/>
    </style:style>
    <style:style style:name="T32" style:family="text">
      <style:text-properties officeooo:rsid="01262fe0" style:font-size-asian="10.5pt" style:font-size-complex="12pt"/>
    </style:style>
    <style:style style:name="T33" style:family="text">
      <style:text-properties officeooo:rsid="012809f0" style:font-size-asian="10.5pt" style:font-size-complex="12pt"/>
    </style:style>
    <style:style style:name="T34" style:family="text">
      <style:text-properties officeooo:rsid="012a2157" style:font-size-asian="10.5pt" style:font-size-complex="12pt"/>
    </style:style>
    <style:style style:name="T35" style:family="text">
      <style:text-properties officeooo:rsid="012b548c" style:font-size-asian="10.5pt" style:font-size-complex="12pt"/>
    </style:style>
    <style:style style:name="T36" style:family="text">
      <style:text-properties officeooo:rsid="012e9d8f" style:font-size-asian="10.5pt" style:font-size-complex="12pt"/>
    </style:style>
    <style:style style:name="T37" style:family="text">
      <style:text-properties officeooo:rsid="0130c276" style:font-size-asian="10.5pt" style:font-size-complex="12pt"/>
    </style:style>
    <style:style style:name="T38" style:family="text">
      <style:text-properties officeooo:rsid="0131fa93" style:font-size-asian="10.5pt" style:font-size-complex="12pt"/>
    </style:style>
    <style:style style:name="T39" style:family="text">
      <style:text-properties officeooo:rsid="01339dcb" style:font-size-asian="10.5pt" style:font-size-complex="12pt"/>
    </style:style>
    <style:style style:name="T40" style:family="text">
      <style:text-properties officeooo:rsid="0135a409" style:font-size-asian="10.5pt" style:font-size-complex="12pt"/>
    </style:style>
    <style:style style:name="T41" style:family="text">
      <style:text-properties officeooo:rsid="0139163e" style:font-size-asian="10.5pt" style:font-size-complex="12pt"/>
    </style:style>
    <style:style style:name="T42" style:family="text">
      <style:text-properties officeooo:rsid="013b9bd2" style:font-size-asian="10.5pt" style:font-size-complex="12pt"/>
    </style:style>
    <style:style style:name="T43" style:family="text">
      <style:text-properties officeooo:rsid="013f2218" style:font-size-asian="10.5pt" style:font-size-complex="12pt"/>
    </style:style>
    <style:style style:name="T44" style:family="text">
      <style:text-properties officeooo:rsid="01410ec3" style:font-size-asian="10.5pt" style:font-size-complex="12pt"/>
    </style:style>
    <style:style style:name="T45" style:family="text">
      <style:text-properties officeooo:rsid="014cf46f" style:font-size-asian="10.5pt" style:font-size-complex="12pt"/>
    </style:style>
    <style:style style:name="T46" style:family="text">
      <style:text-properties officeooo:rsid="01537bfa" style:font-size-asian="10.5pt" style:font-size-complex="12pt"/>
    </style:style>
    <style:style style:name="T47" style:family="text">
      <style:text-properties officeooo:rsid="01556f11" style:font-size-asian="10.5pt" style:font-size-complex="12pt"/>
    </style:style>
    <style:style style:name="T48" style:family="text">
      <style:text-properties officeooo:rsid="0155aad9" style:font-size-asian="10.5pt" style:font-size-complex="12pt"/>
    </style:style>
    <style:style style:name="T49" style:family="text">
      <style:text-properties officeooo:rsid="0156e2ca" style:font-size-asian="10.5pt" style:font-size-complex="12pt"/>
    </style:style>
    <style:style style:name="T50" style:family="text">
      <style:text-properties officeooo:rsid="0157a206" style:font-size-asian="10.5pt" style:font-size-complex="12pt"/>
    </style:style>
    <style:style style:name="T51" style:family="text">
      <style:text-properties officeooo:rsid="01598cbb" style:font-size-asian="10.5pt" style:font-size-complex="12pt"/>
    </style:style>
    <style:style style:name="T52" style:family="text">
      <style:text-properties officeooo:rsid="015a02fd" style:font-size-asian="10.5pt" style:font-size-complex="12pt"/>
    </style:style>
    <style:style style:name="T53" style:family="text">
      <style:text-properties officeooo:rsid="015bc048" style:font-size-asian="10.5pt" style:font-size-complex="12pt"/>
    </style:style>
    <style:style style:name="T54" style:family="text">
      <style:text-properties officeooo:rsid="015f043e" style:font-size-asian="10.5pt" style:font-size-complex="12pt"/>
    </style:style>
    <style:style style:name="T55" style:family="text">
      <style:text-properties officeooo:rsid="01600c15" style:font-size-asian="10.5pt" style:font-size-complex="12pt"/>
    </style:style>
    <style:style style:name="T56" style:family="text">
      <style:text-properties officeooo:rsid="0160f1f8" style:font-size-asian="10.5pt" style:font-size-complex="12pt"/>
    </style:style>
    <style:style style:name="T57" style:family="text">
      <style:text-properties officeooo:rsid="0165d5a7" style:font-size-asian="10.5pt" style:font-size-complex="12pt"/>
    </style:style>
    <style:style style:name="T58" style:family="text">
      <style:text-properties officeooo:rsid="01673859" style:font-size-asian="10.5pt" style:font-size-complex="12pt"/>
    </style:style>
    <style:style style:name="T59" style:family="text">
      <style:text-properties officeooo:rsid="016793d0" style:font-size-asian="10.5pt" style:font-size-complex="12pt"/>
    </style:style>
    <style:style style:name="T60" style:family="text">
      <style:text-properties officeooo:rsid="016d1d7a" style:font-size-asian="10.5pt" style:font-size-complex="12pt"/>
    </style:style>
    <style:style style:name="T61" style:family="text">
      <style:text-properties officeooo:rsid="0172999b" style:font-size-asian="10.5pt" style:font-size-complex="12pt"/>
    </style:style>
    <style:style style:name="T62" style:family="text">
      <style:text-properties officeooo:rsid="01734eb1" style:font-size-asian="10.5pt" style:font-size-complex="12pt"/>
    </style:style>
    <style:style style:name="T63" style:family="text">
      <style:text-properties officeooo:rsid="0175352d" style:font-size-asian="10.5pt" style:font-size-complex="12pt"/>
    </style:style>
    <style:style style:name="T64" style:family="text">
      <style:text-properties officeooo:rsid="0177b7c7" style:font-size-asian="10.5pt" style:font-size-complex="12pt"/>
    </style:style>
    <style:style style:name="T65" style:family="text">
      <style:text-properties officeooo:rsid="0179038a" style:font-size-asian="10.5pt" style:font-size-complex="12pt"/>
    </style:style>
    <style:style style:name="T66" style:family="text">
      <style:text-properties officeooo:rsid="017943e5" style:font-size-asian="10.5pt" style:font-size-complex="12pt"/>
    </style:style>
    <style:style style:name="T67" style:family="text">
      <style:text-properties officeooo:rsid="0179fe4d" style:font-size-asian="10.5pt" style:font-size-complex="12pt"/>
    </style:style>
    <style:style style:name="T68" style:family="text">
      <style:text-properties officeooo:rsid="017a7f2e" style:font-size-asian="10.5pt" style:font-size-complex="12pt"/>
    </style:style>
    <style:style style:name="T69" style:family="text">
      <style:text-properties officeooo:rsid="017b73c3" style:font-size-asian="10.5pt" style:font-size-complex="12pt"/>
    </style:style>
    <style:style style:name="T70" style:family="text">
      <style:text-properties officeooo:rsid="017de3d4" style:font-size-asian="10.5pt" style:font-size-complex="12pt"/>
    </style:style>
    <style:style style:name="T71" style:family="text">
      <style:text-properties officeooo:rsid="01825bea" style:font-size-asian="10.5pt" style:font-size-complex="12pt"/>
    </style:style>
    <style:style style:name="T72" style:family="text">
      <style:text-properties officeooo:rsid="018281b7" style:font-size-asian="10.5pt" style:font-size-complex="12pt"/>
    </style:style>
    <style:style style:name="T73" style:family="text">
      <style:text-properties officeooo:rsid="01839d84" style:font-size-asian="10.5pt" style:font-size-complex="12pt"/>
    </style:style>
    <style:style style:name="T74" style:family="text">
      <style:text-properties officeooo:rsid="01850f56" style:font-size-asian="10.5pt" style:font-size-complex="12pt"/>
    </style:style>
    <style:style style:name="T75" style:family="text">
      <style:text-properties officeooo:rsid="0185bb28" style:font-size-asian="10.5pt" style:font-size-complex="12pt"/>
    </style:style>
    <style:style style:name="T76" style:family="text">
      <style:text-properties officeooo:rsid="01868981" style:font-size-asian="10.5pt" style:font-size-complex="12pt"/>
    </style:style>
    <style:style style:name="T77" style:family="text">
      <style:text-properties officeooo:rsid="01881d64" style:font-size-asian="10.5pt" style:font-size-complex="12pt"/>
    </style:style>
    <style:style style:name="T78" style:family="text">
      <style:text-properties officeooo:rsid="0189e0e1" style:font-size-asian="10.5pt" style:font-size-complex="12pt"/>
    </style:style>
    <style:style style:name="T79" style:family="text">
      <style:text-properties officeooo:rsid="018b5eb2" style:font-size-asian="10.5pt" style:font-size-complex="12pt"/>
    </style:style>
    <style:style style:name="T80" style:family="text">
      <style:text-properties officeooo:rsid="018dc8f3" style:font-size-asian="10.5pt" style:font-size-complex="12pt"/>
    </style:style>
    <style:style style:name="T81" style:family="text">
      <style:text-properties officeooo:rsid="018f0553" style:font-size-asian="10.5pt" style:font-size-complex="12pt"/>
    </style:style>
    <style:style style:name="T82" style:family="text">
      <style:text-properties officeooo:rsid="0192c4be" style:font-size-asian="10.5pt" style:font-size-complex="12pt"/>
    </style:style>
    <style:style style:name="T83" style:family="text">
      <style:text-properties officeooo:rsid="0195e337" style:font-size-asian="10.5pt" style:font-size-complex="12pt"/>
    </style:style>
    <style:style style:name="T84" style:family="text">
      <style:text-properties officeooo:rsid="0199d2ac" style:font-size-asian="10.5pt" style:font-size-complex="12pt"/>
    </style:style>
    <style:style style:name="T85" style:family="text">
      <style:text-properties officeooo:rsid="019cb49b" style:font-size-asian="10.5pt" style:font-size-complex="12pt"/>
    </style:style>
    <style:style style:name="T86" style:family="text">
      <style:text-properties officeooo:rsid="019e8a53" style:font-size-asian="10.5pt" style:font-size-complex="12pt"/>
    </style:style>
    <style:style style:name="T87" style:family="text">
      <style:text-properties officeooo:rsid="019f64fe" style:font-size-asian="10.5pt" style:font-size-complex="12pt"/>
    </style:style>
    <style:style style:name="T88" style:family="text">
      <style:text-properties officeooo:rsid="00691206"/>
    </style:style>
    <style:style style:name="T89" style:family="text">
      <style:text-properties officeooo:rsid="008ed790"/>
    </style:style>
    <style:style style:name="T90" style:family="text">
      <style:text-properties officeooo:rsid="00c73143"/>
    </style:style>
    <style:style style:name="T91" style:family="text">
      <style:text-properties officeooo:rsid="00ed3f34"/>
    </style:style>
    <style:style style:name="T92" style:family="text">
      <style:text-properties officeooo:rsid="0145abe6"/>
    </style:style>
    <style:style style:name="T93" style:family="text">
      <style:text-properties officeooo:rsid="0146fc81" style:font-style-asian="normal" style:font-style-complex="normal"/>
    </style:style>
    <style:style style:name="T94" style:family="text">
      <style:text-properties officeooo:rsid="01a1e8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
      <text:p text:style-name="P1"/>
      <text:p text:style-name="P1"/>
      <text:p text:style-name="P1"/>
      <text:p text:style-name="P1"/>
      <text:p text:style-name="P1"/>
      <text:p text:style-name="P1"/>
      <text:p text:style-name="P1"/>
      <text:p text:style-name="P14"><text:span text:style-name="T1">MACS</text:span> <text:span text:style-name="T3">30000</text:span>: <text:span text:style-name="T3">Perspectives on Computational Analysis</text:span></text:p>
      <text:p text:style-name="P15">Benjamin Soltoff, Rick Evans</text:p>
      <text:p text:style-name="P14">Julian McClellan</text:p>
      <text:p text:style-name="P16">Ethics of “Taste, Ties, and Time”</text:p>
      <text:p text:style-name="P2">1<text:span text:style-name="T2">0</text:span>/<text:span text:style-name="T2">10/</text:span>201<text:span text:style-name="T2">6</text:span></text:p>
      <text:p text:style-name="P1"/>
      <text:p text:style-name="P1"/>
      <text:p text:style-name="P1"/>
      <text:p text:style-name="P1"/>
      <text:p text:style-name="P1"/>
      <text:p text:style-name="P1"/>
      <text:p text:style-name="P1"/>
      <text:p text:style-name="P1"/>
      <text:p text:style-name="P8"><text:soft-page-break/><text:span text:style-name="T5"><text:tab/></text:span><text:span text:style-name="T26">T</text:span><text:span text:style-name="T6">he practice of research ethics </text:span><text:span text:style-name="T28">in the social sciences</text:span><text:span text:style-name="T6">, in regards to online user data, </text:span><text:span text:style-name="T27">has </text:span><text:span text:style-name="T84">been </text:span><text:span text:style-name="T30">incongruous </text:span><text:span text:style-name="T84">at times</text:span><text:span text:style-name="T30"> </text:span><text:span text:style-name="T6">with the </text:span><text:span text:style-name="T29">realities</text:span><text:span text:style-name="T24"> of the </text:span><text:span text:style-name="T6">systems that handle such data. </text:span><text:span text:style-name="T31">One such example comes </text:span><text:span text:style-name="T35">in 2008 with</text:span><text:span text:style-name="T31"> the </text:span><text:span text:style-name="T85">researchers of the </text:span><text:span text:style-name="T5">“Taste, Ties, and Time” </text:span><text:span text:style-name="T7">(T3) </text:span><text:span text:style-name="T6">study. </text:span><text:span text:style-name="T36">When </text:span><text:span text:style-name="T34">they overestimated their ability to protect both their collective and individual privacy,</text:span><text:span text:style-name="T36"> they</text:span><text:span text:style-name="T32"> subsequently exposed </text:span><text:span text:style-name="T33">the participants to privacy breaches. </text:span><text:span text:style-name="T86">They also bypassed the process of informed consent.</text:span><text:span text:style-name="T34"> </text:span><text:span text:style-name="T24">B</text:span><text:span text:style-name="T7">y </text:span><text:span text:style-name="T8">evaluating</text:span><text:span text:style-name="T7"> how </text:span><text:span text:style-name="T9">well the T3 researchers adhered to Salganik's four principles of ethical research, </text:span><text:span text:style-name="T24">one can </text:span><text:span text:style-name="T25">see </text:span><text:span text:style-name="T35">how th</text:span><text:span text:style-name="T38">ey</text:span><text:span text:style-name="T35"> </text:span><text:span text:style-name="T37">erred </text:span><text:span text:style-name="T87">and reacted.</text:span></text:p>
      <text:p text:style-name="P7"/>
      <text:p text:style-name="P5"><text:span text:style-name="T9"><text:tab/></text:span><text:span text:style-name="T4">The first principle, Respect for Persons, </text:span><text:span text:style-name="T19">says that </text:span><text:span text:style-name="T4">individuals should be treated as autonomous.</text:span><text:span text:style-name="T4"><text:note text:id="ftn1" text:note-class="footnote"><text:note-citation>1</text:note-citation><text:note-body><text:p text:style-name="P19"><text:reference-mark-start text:name="ZOTERO_ITEM {&quot;citationID&quot;:&quot;DUKBvAYT&quot;,&quot;properties&quot;:{&quot;formattedCitation&quot;:&quot;{\\rtf \\uc0\\u8220{}Bit By Bit - Ethics - 6.4.1 Respect for Persons.\\uc0\\u8221{}}&quot;,&quot;plainCitation&quot;:&quot;“Bit By Bit - Ethics - 6.4.1 Respect for Persons.”&quot;},&quot;citationItems&quot;:[{&quot;id&quot;:9,&quot;uris&quot;:[&quot;http://zotero.org/users/local/iPlUITWS/items/WWMBQJ32&quot;],&quot;uri&quot;:[&quot;http://zotero.org/users/local/iPlUITWS/items/WWMBQJ32&quot;]}]} RNDJdMELGuYM0"/>“Bit By Bit - Ethics - 6.4.1 Respect for Persons.”<text:reference-mark-end text:name="ZOTERO_ITEM {&quot;citationID&quot;:&quot;DUKBvAYT&quot;,&quot;properties&quot;:{&quot;formattedCitation&quot;:&quot;{\\rtf \\uc0\\u8220{}Bit By Bit - Ethics - 6.4.1 Respect for Persons.\\uc0\\u8221{}}&quot;,&quot;plainCitation&quot;:&quot;“Bit By Bit - Ethics - 6.4.1 Respect for Persons.”&quot;},&quot;citationItems&quot;:[{&quot;id&quot;:9,&quot;uris&quot;:[&quot;http://zotero.org/users/local/iPlUITWS/items/WWMBQJ32&quot;],&quot;uri&quot;:[&quot;http://zotero.org/users/local/iPlUITWS/items/WWMBQJ32&quot;]}]} RNDJdMELGuYM0"/></text:p></text:note-body></text:note></text:span><text:span text:style-name="T4"> <text:s/></text:span><text:span text:style-name="T39">M</text:span><text:span text:style-name="T10">embers of Harvard </text:span><text:span text:style-name="T45">college's 2009</text:span><text:span text:style-name="T10"> class, </text:span><text:span text:style-name="T11">had their privacy, and, by extension, their autonomy, </text:span><text:span text:style-name="T40">breached</text:span><text:span text:style-name="T11">. </text:span><text:span text:style-name="T12">While Jason Kaufman, </text:span><text:span text:style-name="T13">the principle investigator on the project, claimed that the T3 researchers had “. . . not accessed </text:span><text:span text:style-name="T14">any information not otherwise available on Facebook.”, </text:span><text:span text:style-name="T41">their </text:span><text:span text:style-name="T42">collection method </text:span><text:span text:style-name="T43">removed data from the explicit bounds</text:span><text:span text:style-name="T15"> user</text:span><text:span text:style-name="T43">s had set. </text:span><text:span text:style-name="T44">Facebook</text:span><text:span text:style-name="T15"> has </text:span><text:span text:style-name="T16">a degree of </text:span><text:span text:style-name="T15">autonomy in deciding what information on their profile is</text:span><text:span text:style-name="T16"> “</text:span><text:span text:style-name="T17">public” information, </text:span><text:span text:style-name="T18">i.e. available to anyone on Facebook, and what information is considered “private,” i.e. available to only other users that are friends with the owner of that information, or even a subset of these friends.</text:span><text:span text:style-name="T18"><text:note text:id="ftn2" text:note-class="footnote"><text:note-citation>2</text:note-citation><text:note-body><text:p text:style-name="P18">This feature to share information with only a subset of friends rather than all friends may have been added after the data collection for the T3 project finished, but the public/private dichotomy still existed during <text:span text:style-name="T92">the T3's collection phase.</text:span></text:p></text:note-body></text:note></text:span></text:p>
      <text:p text:style-name="P5"><text:tab/></text:p>
      <text:p text:style-name="P3"><text:tab/><text:span text:style-name="T88">Some Facebook users in the '09 class designated information they shared on Facebook as private, available only to their friends (a reasonable assumption), </text:span><text:soft-page-break/><text:span text:style-name="T88">then the T3 researchers may have utilized this private information without their permission. The data was collected from both graduate and undergraduate Research Assistants (RAs) at Harvard, and if any of these RAs were in the friend network of '09 cohort members, than data was <text:s/>likely taken outside those networks without the permission of the relevant users. This breach of autonomy, the use of otherwise private data, is made only more egregious by the fact that the researchers were aware that the “in-network” status of certain RAs gave this increased level of access.</text:span><text:span text:style-name="T88"><text:note text:id="ftn3" text:note-class="footnote"><text:note-citation>3</text:note-citation><text:note-body><text:p text:style-name="P17"><text:reference-mark-start text:name="ZOTERO_ITEM {&quot;citationID&quot;:&quot;zHQes142&quot;,&quot;properties&quot;:{&quot;formattedCitation&quot;:&quot;{\\rtf Zimmer, \\uc0\\u8220{}\\uc0\\u8216{}But the Data Is Already Public.\\uc0\\u8217{}\\uc0\\u8221{}}&quot;,&quot;plainCitation&quot;:&quot;Zimmer, “‘But the Data Is Already Public.’”&quot;},&quot;citationItems&quot;:[{&quot;id&quot;:13,&quot;uris&quot;:[&quot;http://zotero.org/users/local/iPlUITWS/items/XUV9PZ6B&quot;],&quot;uri&quot;:[&quot;http://zotero.org/users/local/iPlUITWS/items/XUV9PZ6B&quot;]}]} RNDGCJqZGTiIE"/>Zimmer, “‘But the Data Is Already Public.’”<text:reference-mark-end text:name="ZOTERO_ITEM {&quot;citationID&quot;:&quot;zHQes142&quot;,&quot;properties&quot;:{&quot;formattedCitation&quot;:&quot;{\\rtf Zimmer, \\uc0\\u8220{}\\uc0\\u8216{}But the Data Is Already Public.\\uc0\\u8217{}\\uc0\\u8221{}}&quot;,&quot;plainCitation&quot;:&quot;Zimmer, “‘But the Data Is Already Public.’”&quot;},&quot;citationItems&quot;:[{&quot;id&quot;:13,&quot;uris&quot;:[&quot;http://zotero.org/users/local/iPlUITWS/items/XUV9PZ6B&quot;],&quot;uri&quot;:[&quot;http://zotero.org/users/local/iPlUITWS/items/XUV9PZ6B&quot;]}]} RNDGCJqZGTiIE"/></text:p></text:note-body></text:note></text:span></text:p>
      <text:p text:style-name="P3"/>
      <text:p text:style-name="P6"><text:tab/><text:span text:style-name="T89">The next principle, Beneficence, has two parts: “(1) do not harm and (2) maximize possible benefits and minimize possible harms.”</text:span><text:span text:style-name="T89"><text:note text:id="ftn4" text:note-class="footnote"><text:note-citation>4</text:note-citation><text:note-body><text:p text:style-name="P17"><text:reference-mark-start text:name="ZOTERO_ITEM {&quot;citationID&quot;:&quot;LouWjabf&quot;,&quot;properties&quot;:{&quot;formattedCitation&quot;:&quot;{\\rtf \\uc0\\u8220{}Bit By Bit - Ethics - 6.4.2 Beneficence.\\uc0\\u8221{}}&quot;,&quot;plainCitation&quot;:&quot;“Bit By Bit - Ethics - 6.4.2 Beneficence.”&quot;},&quot;citationItems&quot;:[{&quot;id&quot;:16,&quot;uris&quot;:[&quot;http://zotero.org/users/local/iPlUITWS/items/MVRSIFNA&quot;],&quot;uri&quot;:[&quot;http://zotero.org/users/local/iPlUITWS/items/MVRSIFNA&quot;]}]} RNDpPFOoUyIEl"/>“Bit By Bit - Ethics - 6.4.2 Beneficence.”<text:reference-mark-end text:name="ZOTERO_ITEM {&quot;citationID&quot;:&quot;LouWjabf&quot;,&quot;properties&quot;:{&quot;formattedCitation&quot;:&quot;{\\rtf \\uc0\\u8220{}Bit By Bit - Ethics - 6.4.2 Beneficence.\\uc0\\u8221{}}&quot;,&quot;plainCitation&quot;:&quot;“Bit By Bit - Ethics - 6.4.2 Beneficence.”&quot;},&quot;citationItems&quot;:[{&quot;id&quot;:16,&quot;uris&quot;:[&quot;http://zotero.org/users/local/iPlUITWS/items/MVRSIFNA&quot;],&quot;uri&quot;:[&quot;http://zotero.org/users/local/iPlUITWS/items/MVRSIFNA&quot;]}]} RNDpPFOoUyIEl"/></text:p></text:note-body></text:note></text:span><text:span text:style-name="T89"> Indeed, by utilizing and planning to release private </text:span><text:span text:style-name="T93">or even public</text:span><text:span text:style-name="T89"> information from the Facebook profiles of the '09 cohort, the researchers increased the possibility of harm, even though they took steps to reduce possible harm. Though the T3 researchers encoded or removed “all personally identifying information,” the ability to re-identify the individuals was not removed</text:span><text:span text:style-name="T89"><text:note text:id="ftn5" text:note-class="footnote"><text:note-citation>5</text:note-citation><text:note-body><text:p text:style-name="P17"><text:reference-mark-start text:name="ZOTERO_ITEM {&quot;citationID&quot;:&quot;cERJaD59&quot;,&quot;properties&quot;:{&quot;formattedCitation&quot;:&quot;{\\rtf Sweeney, \\uc0\\u8220{}Anonymity.\\uc0\\u8221{}}&quot;,&quot;plainCitation&quot;:&quot;Sweeney, “Anonymity.”&quot;},&quot;citationItems&quot;:[{&quot;id&quot;:18,&quot;uris&quot;:[&quot;http://zotero.org/users/local/iPlUITWS/items/EWHXEZ6K&quot;],&quot;uri&quot;:[&quot;http://zotero.org/users/local/iPlUITWS/items/EWHXEZ6K&quot;]}]} RND9gsx17RNwy"/>Sweeney, “Anonymity.”<text:reference-mark-end text:name="ZOTERO_ITEM {&quot;citationID&quot;:&quot;cERJaD59&quot;,&quot;properties&quot;:{&quot;formattedCitation&quot;:&quot;{\\rtf Sweeney, \\uc0\\u8220{}Anonymity.\\uc0\\u8221{}}&quot;,&quot;plainCitation&quot;:&quot;Sweeney, “Anonymity.”&quot;},&quot;citationItems&quot;:[{&quot;id&quot;:18,&quot;uris&quot;:[&quot;http://zotero.org/users/local/iPlUITWS/items/EWHXEZ6K&quot;],&quot;uri&quot;:[&quot;http://zotero.org/users/local/iPlUITWS/items/EWHXEZ6K&quot;]}]} RND9gsx17RNwy"/></text:p></text:note-body></text:note></text:span><text:span text:style-name="T89">, especially once the source of the data was identified.</text:span><text:span text:style-name="T89"><text:note text:id="ftn6" text:note-class="footnote"><text:note-citation>6</text:note-citation><text:note-body><text:p text:style-name="P17"><text:reference-mark-start text:name="ZOTERO_ITEM {&quot;citationID&quot;:&quot;HlYmrhTk&quot;,&quot;properties&quot;:{&quot;formattedCitation&quot;:&quot;{\\rtf Zimmer, \\uc0\\u8220{}More On the \\uc0\\u8216{}Anonymity\\uc0\\u8217{} of the Facebook Dataset \\uc0\\u8211{} It\\uc0\\u8217{}s Harvard College (Updated) | MichaelZimmer.org.\\uc0\\u8221{}}&quot;,&quot;plainCitation&quot;:&quot;Zimmer, “More On the ‘Anonymity’ of the Facebook Dataset – It’s Harvard College (Updated) | MichaelZimmer.org.”&quot;},&quot;citationItems&quot;:[{&quot;id&quot;:21,&quot;uris&quot;:[&quot;http://zotero.org/users/local/iPlUITWS/items/SJSNZ9CN&quot;],&quot;uri&quot;:[&quot;http://zotero.org/users/local/iPlUITWS/items/SJSNZ9CN&quot;]}]} RNDfl1W7reLJq"/>Zimmer, “More On the ‘Anonymity’ of the Facebook Dataset – It’s Harvard College (Updated) | MichaelZimmer.org.”<text:reference-mark-end text:name="ZOTERO_ITEM {&quot;citationID&quot;:&quot;HlYmrhTk&quot;,&quot;properties&quot;:{&quot;formattedCitation&quot;:&quot;{\\rtf Zimmer, \\uc0\\u8220{}More On the \\uc0\\u8216{}Anonymity\\uc0\\u8217{} of the Facebook Dataset \\uc0\\u8211{} It\\uc0\\u8217{}s Harvard College (Updated) | MichaelZimmer.org.\\uc0\\u8221{}}&quot;,&quot;plainCitation&quot;:&quot;Zimmer, “More On the ‘Anonymity’ of the Facebook Dataset – It’s Harvard College (Updated) | MichaelZimmer.org.”&quot;},&quot;citationItems&quot;:[{&quot;id&quot;:21,&quot;uris&quot;:[&quot;http://zotero.org/users/local/iPlUITWS/items/SJSNZ9CN&quot;],&quot;uri&quot;:[&quot;http://zotero.org/users/local/iPlUITWS/items/SJSNZ9CN&quot;]}]} RNDfl1W7reLJq"/></text:p></text:note-body></text:note></text:span><text:span text:style-name="T89"> The dataset could then be used to identify potentially sensitive information like one's political views or sexual preference.</text:span><text:span text:style-name="T89"><text:note text:id="ftn7" text:note-class="footnote"><text:note-citation>7</text:note-citation><text:note-body><text:p text:style-name="P17"><text:reference-mark-start text:name="ZOTERO_ITEM {&quot;citationID&quot;:&quot;R6ybt6M2&quot;,&quot;properties&quot;:{&quot;formattedCitation&quot;:&quot;{\\rtf Zimmer, \\uc0\\u8220{}\\uc0\\u8216{}But the Data Is Already Public.\\uc0\\u8217{}\\uc0\\u8221{}}&quot;,&quot;plainCitation&quot;:&quot;Zimmer, “‘But the Data Is Already Public.’”&quot;},&quot;citationItems&quot;:[{&quot;id&quot;:13,&quot;uris&quot;:[&quot;http://zotero.org/users/local/iPlUITWS/items/XUV9PZ6B&quot;],&quot;uri&quot;:[&quot;http://zotero.org/users/local/iPlUITWS/items/XUV9PZ6B&quot;]}]} RNDnjAb623Dt3"/>Zimmer, “‘But the Data Is Already Public.’”<text:reference-mark-end text:name="ZOTERO_ITEM {&quot;citationID&quot;:&quot;R6ybt6M2&quot;,&quot;properties&quot;:{&quot;formattedCitation&quot;:&quot;{\\rtf Zimmer, \\uc0\\u8220{}\\uc0\\u8216{}But the Data Is Already Public.\\uc0\\u8217{}\\uc0\\u8221{}}&quot;,&quot;plainCitation&quot;:&quot;Zimmer, “‘But the Data Is Already Public.’”&quot;},&quot;citationItems&quot;:[{&quot;id&quot;:13,&quot;uris&quot;:[&quot;http://zotero.org/users/local/iPlUITWS/items/XUV9PZ6B&quot;],&quot;uri&quot;:[&quot;http://zotero.org/users/local/iPlUITWS/items/XUV9PZ6B&quot;]}]} RNDnjAb623Dt3"/></text:p></text:note-body></text:note></text:span><text:span text:style-name="T89"> While this or other information might not be harmful in all cases, it could be utilized in a targeted attack on individuals, or indeed if individuals had not wished for that information </text:span><text:soft-page-break/><text:span text:style-name="T89">to leave their network of Facebook friends, it would constitute a significant privacy breach.</text:span></text:p>
      <text:p text:style-name="P3"/>
      <text:p text:style-name="P4"><text:tab/><text:span text:style-name="T90">The T3 researchers could have better minimized possible harm to the subjects of study by better adhering to the principle of Respect for Persons. By allowing users to consent to the use of, view, and edit their data, potential privacy violations would have been minimized.</text:span><text:span text:style-name="T90"><text:note text:id="ftn8" text:note-class="footnote"><text:note-citation>8</text:note-citation><text:note-body><text:p text:style-name="Footnote"><text:reference-mark-start text:name="ZOTERO_ITEM {&quot;citationID&quot;:&quot;2inJbyJY&quot;,&quot;properties&quot;:{&quot;formattedCitation&quot;:&quot;Ibid.&quot;,&quot;plainCitation&quot;:&quot;Ibid.&quot;},&quot;citationItems&quot;:[{&quot;id&quot;:13,&quot;uris&quot;:[&quot;http://zotero.org/users/local/iPlUITWS/items/XUV9PZ6B&quot;],&quot;uri&quot;:[&quot;http://zotero.org/users/local/iPlUITWS/items/XUV9PZ6B&quot;]}]} RNDQYsMjU1jyt"/>Ibid.<text:reference-mark-end text:name="ZOTERO_ITEM {&quot;citationID&quot;:&quot;2inJbyJY&quot;,&quot;properties&quot;:{&quot;formattedCitation&quot;:&quot;Ibid.&quot;,&quot;plainCitation&quot;:&quot;Ibid.&quot;},&quot;citationItems&quot;:[{&quot;id&quot;:13,&quot;uris&quot;:[&quot;http://zotero.org/users/local/iPlUITWS/items/XUV9PZ6B&quot;],&quot;uri&quot;:[&quot;http://zotero.org/users/local/iPlUITWS/items/XUV9PZ6B&quot;]}]} RNDQYsMjU1jyt"/></text:p></text:note-body></text:note></text:span><text:span text:style-name="T90"> Additionally, a consent, view, and edit option would not only benefit those private users who desired to keep information within their network of friends, but also those users with all public information on their profiles. The T3 researchers, by aggregating the information on a select group of Facebook users, increase the level of scrutiny for all users in the dataset, and steps should be taken to both help inform users of this increased scrutiny and protect against it. Public users given the chance to review their information could ensure that they are not inadvertently sharing (what he/she might consider to be) sensitive information with the public. </text:span></text:p>
      <text:p text:style-name="P4"/>
      <text:p text:style-name="P3"><text:tab/><text:span text:style-name="T91">If the third principle, Justice, is adhered to, “. . . it should not be the case that one group in society bears the costs of research while another group reaps its benefits.”</text:span><text:span text:style-name="T91"><text:note text:id="ftn9" text:note-class="footnote"><text:note-citation>9</text:note-citation><text:note-body><text:p text:style-name="P17"><text:reference-mark-start text:name="ZOTERO_ITEM {&quot;citationID&quot;:&quot;VW0fp4SI&quot;,&quot;properties&quot;:{&quot;formattedCitation&quot;:&quot;{\\rtf \\uc0\\u8220{}Bit By Bit - Ethics - 6.4.3 Justice.\\uc0\\u8221{}}&quot;,&quot;plainCitation&quot;:&quot;“Bit By Bit - Ethics - 6.4.3 Justice.”&quot;},&quot;citationItems&quot;:[{&quot;id&quot;:23,&quot;uris&quot;:[&quot;http://zotero.org/users/local/iPlUITWS/items/GTQMX39T&quot;],&quot;uri&quot;:[&quot;http://zotero.org/users/local/iPlUITWS/items/GTQMX39T&quot;]}]} RNDv3yPZ4YZYe"/>“Bit By Bit - Ethics - 6.4.3 Justice.”<text:reference-mark-end text:name="ZOTERO_ITEM {&quot;citationID&quot;:&quot;VW0fp4SI&quot;,&quot;properties&quot;:{&quot;formattedCitation&quot;:&quot;{\\rtf \\uc0\\u8220{}Bit By Bit - Ethics - 6.4.3 Justice.\\uc0\\u8221{}}&quot;,&quot;plainCitation&quot;:&quot;“Bit By Bit - Ethics - 6.4.3 Justice.”&quot;},&quot;citationItems&quot;:[{&quot;id&quot;:23,&quot;uris&quot;:[&quot;http://zotero.org/users/local/iPlUITWS/items/GTQMX39T&quot;],&quot;uri&quot;:[&quot;http://zotero.org/users/local/iPlUITWS/items/GTQMX39T&quot;]}]} RNDv3yPZ4YZYe"/></text:p></text:note-body></text:note></text:span><text:span text:style-name="T91"> The nature of the T3 study, a study of a social network, necessitates that one group (the social network in question) bears the costs of research. Yet, I would posit that the T3 researchers were able to adhere to the principle of Justice. In practice, the Justice principle emphasizes the protection of vulnerable </text:span><text:soft-page-break/><text:span text:style-name="T91">populations from researchers, and the '09 cohort doesn't seem particularly vulnerable. Also, if one believes the abstract, the use of internet-based communication technologies was underexploited circa 2008, <text:s/>the findings of the paper displayed the potential of this new network resource and provided a starting point for future analyses.</text:span><text:span text:style-name="T91"><text:note text:id="ftn10" text:note-class="footnote"><text:note-citation>10</text:note-citation><text:note-body><text:p text:style-name="P17"><text:reference-mark-start text:name="ZOTERO_ITEM {&quot;citationID&quot;:&quot;E1bzzsYx&quot;,&quot;properties&quot;:{&quot;formattedCitation&quot;:&quot;{\\rtf Lewis et al., \\uc0\\u8220{}Tastes, Ties, and Time.\\uc0\\u8221{}}&quot;,&quot;plainCitation&quot;:&quot;Lewis et al., “Tastes, Ties, and Time.”&quot;},&quot;citationItems&quot;:[{&quot;id&quot;:4,&quot;uris&quot;:[&quot;http://zotero.org/users/local/iPlUITWS/items/J7MFPTMS&quot;],&quot;uri&quot;:[&quot;http://zotero.org/users/local/iPlUITWS/items/J7MFPTMS&quot;]}]} RNDh4E8AowGVm"/>Lewis et al., “Tastes, Ties, and Time.”<text:reference-mark-end text:name="ZOTERO_ITEM {&quot;citationID&quot;:&quot;E1bzzsYx&quot;,&quot;properties&quot;:{&quot;formattedCitation&quot;:&quot;{\\rtf Lewis et al., \\uc0\\u8220{}Tastes, Ties, and Time.\\uc0\\u8221{}}&quot;,&quot;plainCitation&quot;:&quot;Lewis et al., “Tastes, Ties, and Time.”&quot;},&quot;citationItems&quot;:[{&quot;id&quot;:4,&quot;uris&quot;:[&quot;http://zotero.org/users/local/iPlUITWS/items/J7MFPTMS&quot;],&quot;uri&quot;:[&quot;http://zotero.org/users/local/iPlUITWS/items/J7MFPTMS&quot;]}]} RNDh4E8AowGVm"/></text:p></text:note-body></text:note></text:span><text:span text:style-name="T91"> Thus, the work of the T3 researchers exposed a certain social network to risk, while helping lay ground in the analysis of electronic networks, which, assuming future researchers follow ethical standards, could potentially benefit the growing numbers of users participating in electronic networks.</text:span></text:p>
      <text:p text:style-name="P3"/>
      <text:p text:style-name="P9"><text:span text:style-name="T18"><text:tab/></text:span><text:span text:style-name="T20">The last principle is Respect for Law and Public Interest, comprised of its two parts: (1) Compliance and (2) Transparency-based Accountability. </text:span><text:span text:style-name="T22">Practicing compliance is </text:span><text:span text:style-name="T21">attempt</text:span><text:span text:style-name="T22">ing</text:span><text:span text:style-name="T21"> to identify and obey relevant laws, contracts, and terms of service </text:span><text:span text:style-name="T23">while practicing Transpar</text:span><text:span text:style-name="T46">ency means that researchers are clear about the goals, methods, and results at all stages of their research process and take responsibility for their actions.</text:span><text:span text:style-name="T46"><text:note text:id="ftn11" text:note-class="footnote"><text:note-citation>11</text:note-citation><text:note-body><text:p text:style-name="P17"><text:reference-mark-start text:name="ZOTERO_ITEM {&quot;citationID&quot;:&quot;JZ1zkObW&quot;,&quot;properties&quot;:{&quot;formattedCitation&quot;:&quot;{\\rtf \\uc0\\u8220{}Bit By Bit - Ethics - 6.4.4 Respect for Law and Public Interest.\\uc0\\u8221{}}&quot;,&quot;plainCitation&quot;:&quot;“Bit By Bit - Ethics - 6.4.4 Respect for Law and Public Interest.”&quot;},&quot;citationItems&quot;:[{&quot;id&quot;:25,&quot;uris&quot;:[&quot;http://zotero.org/users/local/iPlUITWS/items/RAA43SZD&quot;],&quot;uri&quot;:[&quot;http://zotero.org/users/local/iPlUITWS/items/RAA43SZD&quot;]}]} RNDhAlGIcvQ8o"/>“Bit By Bit - Ethics - 6.4.4 Respect for Law and Public Interest.”<text:reference-mark-end text:name="ZOTERO_ITEM {&quot;citationID&quot;:&quot;JZ1zkObW&quot;,&quot;properties&quot;:{&quot;formattedCitation&quot;:&quot;{\\rtf \\uc0\\u8220{}Bit By Bit - Ethics - 6.4.4 Respect for Law and Public Interest.\\uc0\\u8221{}}&quot;,&quot;plainCitation&quot;:&quot;“Bit By Bit - Ethics - 6.4.4 Respect for Law and Public Interest.”&quot;},&quot;citationItems&quot;:[{&quot;id&quot;:25,&quot;uris&quot;:[&quot;http://zotero.org/users/local/iPlUITWS/items/RAA43SZD&quot;],&quot;uri&quot;:[&quot;http://zotero.org/users/local/iPlUITWS/items/RAA43SZD&quot;]}]} RNDhAlGIcvQ8o"/></text:p></text:note-body></text:note></text:span><text:span text:style-name="T46"> </text:span><text:span text:style-name="T47">Since I am not willing to read through Facebook's terms of service, </text:span><text:span text:style-name="T48">and it does not seem that the researchers received any criticism in this regard specifically, I will posit that the T3 researchers </text:span><text:span text:style-name="T49">adhered to the Compliance part of Respect for Law and Public Interest.</text:span><text:span text:style-name="T50"> Also, </text:span><text:span text:style-name="T52">their</text:span><text:span text:style-name="T50"> good practice of Transparency</text:span><text:span text:style-name="T50"><text:note text:id="ftn12" text:note-class="footnote"><text:note-citation>12</text:note-citation><text:note-body><text:p text:style-name="P20">This fact does not seem especially surprising. Transparency in academic researchs seems to be the rule rather than the exception.</text:p></text:note-body></text:note></text:span><text:span text:style-name="T50"> is what led to the wave of criticism </text:span><text:span text:style-name="T53">subsequently heaped upon them, </text:span><text:span text:style-name="T55">which </text:span><text:span text:style-name="T54">allowed the ethical </text:span><text:span text:style-name="T56">misgivings</text:span><text:span text:style-name="T54"> surrounding breaches of autonomy </text:span><text:soft-page-break/><text:span text:style-name="T54">and privacy to come to light</text:span><text:span text:style-name="T51">. </text:span><text:span text:style-name="T57">The adherence of the T3 researchers to this fourth principle </text:span><text:span text:style-name="T58">helped bring the lesson of their other mistakes to </text:span><text:span text:style-name="T59">researchers</text:span><text:span text:style-name="T58"> and the public in general. </text:span></text:p>
      <text:p text:style-name="P12"/>
      <text:p text:style-name="P10"><text:span text:style-name="T58"><text:tab/></text:span><text:span text:style-name="T60">So while the T3 researchers did not perfectly adhere to the 4 aforementioned principles of ethical research, does that mean one should use this data for re</text:span><text:span text:style-name="T61">search if it </text:span><text:span text:style-name="T62">were</text:span><text:span text:style-name="T61"> released?</text:span><text:span text:style-name="T61"><text:note text:id="ftn13" text:note-class="footnote"><text:note-citation>13</text:note-citation><text:note-body><text:p text:style-name="P21">As of October 2016, the data has not been released by the researchers.</text:p></text:note-body></text:note></text:span><text:span text:style-name="T61"> </text:span><text:span text:style-name="T63">I would </text:span><text:span text:style-name="T67">definitely </text:span><text:span text:style-name="T63">want to take a look </text:span><text:span text:style-name="T67">at this <text:s/>raw, but ethically dubious dataset,</text:span><text:span text:style-name="T63"> contingent on certain conditions. </text:span><text:span text:style-name="T64">To begin with, I would want there to be a stricter process to acquire the dataset itself. </text:span><text:span text:style-name="T65">Because it contains information that could identify individuals and subsequently breach their autonomy and privacy, releasing that information entails certain risks, but they can definitely be </text:span><text:span text:style-name="T68">mitigated</text:span><text:span text:style-name="T65">. </text:span></text:p>
      <text:p text:style-name="P13"><text:tab/></text:p>
      <text:p text:style-name="P11"><text:span text:style-name="T65"><text:tab/></text:span><text:span text:style-name="T66">The identities of those working with the information </text:span><text:span text:style-name="T69">should be more rigorously confirmed via methods that are hard to spoof electronically. </text:span><text:span text:style-name="T71">T</text:span><text:span text:style-name="T70">hose with access to the dataset should practice good information security </text:span><text:span text:style-name="T72">to</text:span><text:span text:style-name="T70"> ensure that it does not fall into malicious hands</text:span><text:span text:style-name="T73">, as each location this dataset is stored at increases </text:span><text:span text:style-name="T74">the risk to the privacy of the individuals in that dataset. </text:span><text:span text:style-name="T75">While I </text:span><text:span text:style-name="T77">cannot say</text:span><text:span text:style-name="T75"> whether </text:span><text:span text:style-name="T78">even </text:span><text:span text:style-name="T75">th</text:span><text:span text:style-name="T78">e properly mitigated </text:span><text:span text:style-name="T75">risk of spreading the data is outweighed by the potential benefits </text:span><text:span text:style-name="T76">sharing it brings, it seems that the </text:span><text:span text:style-name="T80">chided </text:span><text:span text:style-name="T76">T3 researchers </text:span><text:span text:style-name="T79">believe </text:span><text:span text:style-name="T82">see the</text:span><text:span text:style-name="T79"> risk </text:span><text:span text:style-name="T82">as </text:span><text:span text:style-name="T79">too great; </text:span><text:span text:style-name="T83">as of October 2016, </text:span><text:span text:style-name="T81">they have not released the data.</text:span><text:span text:style-name="T81"><text:note text:id="ftn14" text:note-class="footnote"><text:note-citation>14</text:note-citation><text:note-body><text:p text:style-name="P17"><text:reference-mark-start text:name="ZOTERO_ITEM {&quot;citationID&quot;:&quot;9RIZwnUp&quot;,&quot;properties&quot;:{&quot;formattedCitation&quot;:&quot;{\\rtf \\uc0\\u8220{}Tastes, Ties, and Time Dataverse.\\uc0\\u8221{}}&quot;,&quot;plainCitation&quot;:&quot;“Tastes, Ties, and Time Dataverse.”&quot;},&quot;citationItems&quot;:[{&quot;id&quot;:28,&quot;uris&quot;:[&quot;http://zotero.org/users/local/iPlUITWS/items/XH7RGP6A&quot;],&quot;uri&quot;:[&quot;http://zotero.org/users/local/iPlUITWS/items/XH7RGP6A&quot;]}]} RNDYA76kxNHbG"/>“Tastes, Ties, and Time Dataverse.”<text:reference-mark-end text:name="ZOTERO_ITEM {&quot;citationID&quot;:&quot;9RIZwnUp&quot;,&quot;properties&quot;:{&quot;formattedCitation&quot;:&quot;{\\rtf \\uc0\\u8220{}Tastes, Ties, and Time Dataverse.\\uc0\\u8221{}}&quot;,&quot;plainCitation&quot;:&quot;“Tastes, Ties, and Time Dataverse.”&quot;},&quot;citationItems&quot;:[{&quot;id&quot;:28,&quot;uris&quot;:[&quot;http://zotero.org/users/local/iPlUITWS/items/XH7RGP6A&quot;],&quot;uri&quot;:[&quot;http://zotero.org/users/local/iPlUITWS/items/XH7RGP6A&quot;]}]} RNDYA76kxNHbG"/></text:p></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erif"/>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1a1e8c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span text:style-name="MT1">McClellan </text:span><text:page-number text:select-page="current">6</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7:32:09.325220974</meta:creation-date>
    <dc:date>2016-10-10T09:11:53.934928740</dc:date>
    <meta:editing-duration>PT8H39M48S</meta:editing-duration>
    <meta:editing-cycles>383</meta:editing-cycles>
    <meta:generator>LibreOffice/4.2.8.2$Linux_X86_64 LibreOffice_project/420m0$Build-2</meta:generator>
    <meta:document-statistic meta:table-count="0" meta:image-count="0" meta:object-count="0" meta:page-count="6" meta:paragraph-count="31" meta:word-count="1356" meta:character-count="8565" meta:non-whitespace-character-count="7217"/>
    <meta:user-defined meta:name="ZOTERO_PREF_1">&lt;data data-version="3" zotero-version="4.0.29.10"&gt;&lt;session id="8mmuRLJo"/&gt;&lt;style id="http://www.zotero.org/styles/chicago-note-bibliography" locale="en-US" hasBibliography="1" bibliographyStyleHasBeenSet="0"/&gt;&lt;prefs&gt;&lt;pref name="fieldType" value="Reference</meta:user-defined>
    <meta:user-defined meta:name="ZOTERO_PREF_2">Mark"/&gt;&lt;pref name="storeReferences" value=""/&gt;&lt;pref name="automaticJournalAbbreviations" value="true"/&gt;&lt;pref name="noteType" value="1"/&gt;&lt;/prefs&gt;&lt;/data&gt;</meta:user-defined>
  </office:meta>
</office:document-meta>
</file>